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3" style:family="table-column">
      <style:table-column-properties fo:break-before="auto" style:column-width="10.811cm"/>
    </style:style>
    <style:style style:name="co1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221cm"/>
    </style:style>
    <style:style style:name="co25" style:family="table-column">
      <style:table-column-properties fo:break-before="auto" style:column-width="2.29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0.617cm"/>
    </style:style>
    <style:style style:name="co28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6" style:family="table-row">
      <style:table-row-properties style:row-height="0.995cm" fo:break-before="auto" style:use-optimal-row-height="true"/>
    </style:style>
    <style:style style:name="ro17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1.016cm" fo:break-before="auto" style:use-optimal-row-height="true"/>
    </style:style>
    <style:style style:name="ro13" style:family="table-row">
      <style:table-row-properties style:row-height="4.323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1.9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6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7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5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2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xs:decimal(sum(//cac:CreditNoteLine/cbc:LineExtensionAmount)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xs:decimal(cbc:TaxExclusiveAmount) = xs:decimal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xs:decimal(cbc:TaxExclusiveAmount) + (xs:decimal(sum(/ubl:CreditNote/cac:TaxTotal/cbc:TaxAmount))) + xs:decimal(cbc:PayableRoundingAmount)) *10 * 10) div 100))) or (not(cbc:PayableRoundingAmount) and ((xs:decimal(cbc:TaxInclusiveAmount)) = round((xs:decimal(cbc:TaxExclusiveAmount) + (xs:decimal(sum(/ubl:CreditNote/cac:TaxTotal/cbc:TaxAmount)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xs:decimal(sum(/ubl:CreditNote/cac:AllowanceCharge[cbc:ChargeIndicator="false"]/cbc:Amount)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xs:decimal(sum(/ubl:CreditNote/cac:AllowanceCharge[cbc:ChargeIndicator="true"]/cbc:Amount)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xs:decimal(cbc:TaxInclusiveAmount) - xs:decimal(cbc:PrepaidAmount)) * 10 * 10) div 100))) or (xs:decimal(cbc:PayableAmount) = xs:decimal(cbc:TaxInclusiveAmount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xs:decimal(sum(cac:TaxTotal//cac:TaxSubtotal/cbc:TaxableAmount)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25/09/2015</text:date>, <text:time>16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9-25T16:51:34</dc:date>
    <meta:editing-cycles>243</meta:editing-cycles>
    <meta:editing-duration>P14DT9H53M57S</meta:editing-duration>
    <meta:document-statistic meta:table-count="4" meta:cell-count="784" meta:object-count="0"/>
  </office:meta>
</office:document-meta>
</file>